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IRANMarker" svg:font-family="IRANMarker" style:font-pitch="variable"/>
    <style:font-face style:name="IRANSansDN" svg:font-family="IRANSansDN" style:font-family-generic="swiss" style:font-pitch="variable"/>
    <style:font-face style:name="IRANSansWeb" svg:font-family="IRANSansWeb" style:font-family-generic="swiss" style:font-pitch="variable"/>
    <style:font-face style:name="Jomhuria" svg:font-family="Jomhuria" style:font-pitch="variable"/>
    <style:font-face style:name="Lalezar" svg:font-family="Lale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T_Yekan Square Boom" svg:font-family="'MT_Yekan Square Boom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hel" svg:font-family="Sahel" style:font-pitch="variable"/>
    <style:font-face style:name="Shabnam" svg:font-family="Shabnam" style:font-pitch="variable"/>
    <style:font-face style:name="Vazir" svg:font-family="Vazir"/>
    <style:font-face style:name="Vazir1" svg:font-family="Vazir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20pt" officeooo:rsid="00159008" officeooo:paragraph-rsid="00159008" style:font-size-asian="20pt" style:font-size-complex="20pt"/>
    </style:style>
    <style:style style:name="P2" style:family="paragraph" style:parent-style-name="Standard">
      <style:paragraph-properties fo:text-align="end" style:justify-single-word="false" style:writing-mode="rl-tb"/>
      <style:text-properties fo:font-size="20pt" officeooo:rsid="00159008" officeooo:paragraph-rsid="00159008" style:font-size-asian="20pt" style:font-name-complex="Sahel" style:font-size-complex="20pt"/>
    </style:style>
    <style:style style:name="P3" style:family="paragraph" style:parent-style-name="Standard">
      <style:paragraph-properties fo:text-align="end" style:justify-single-word="false" style:writing-mode="rl-tb"/>
      <style:text-properties fo:font-size="20pt" officeooo:rsid="00159008" officeooo:paragraph-rsid="00159008" style:font-size-asian="20pt" style:font-name-complex="Shabnam" style:font-size-complex="20pt"/>
    </style:style>
    <style:style style:name="P4" style:family="paragraph" style:parent-style-name="Standard">
      <style:paragraph-properties fo:text-align="end" style:justify-single-word="false" style:writing-mode="rl-tb"/>
      <style:text-properties fo:font-size="28pt" officeooo:rsid="00159008" officeooo:paragraph-rsid="00159008" style:font-size-asian="28pt" style:font-name-complex="MT_Yekan Square Boom" style:font-size-complex="24pt"/>
    </style:style>
    <style:style style:name="P5" style:family="paragraph" style:parent-style-name="Standard">
      <style:paragraph-properties fo:text-align="end" style:justify-single-word="false" style:writing-mode="rl-tb"/>
      <style:text-properties fo:font-size="20pt" officeooo:rsid="00159008" officeooo:paragraph-rsid="00159008" style:font-size-asian="20pt" style:font-name-complex="IRANSansDN" style:font-size-complex="20pt"/>
    </style:style>
    <style:style style:name="P6" style:family="paragraph" style:parent-style-name="Standard">
      <style:paragraph-properties fo:text-align="end" style:justify-single-word="false" style:writing-mode="rl-tb"/>
      <style:text-properties fo:font-size="20pt" officeooo:rsid="00159008" officeooo:paragraph-rsid="00159008" style:font-size-asian="20pt" style:font-name-complex="IRANSansWeb" style:font-size-complex="20pt"/>
    </style:style>
    <style:style style:name="P7" style:family="paragraph" style:parent-style-name="Standard">
      <style:paragraph-properties fo:text-align="end" style:justify-single-word="false" style:writing-mode="rl-tb"/>
      <style:text-properties fo:font-size="20pt" officeooo:rsid="00159008" officeooo:paragraph-rsid="00159008" style:font-size-asian="20pt" style:font-name-complex="IRANMarker" style:font-size-complex="20pt"/>
    </style:style>
    <style:style style:name="P8" style:family="paragraph" style:parent-style-name="Standard">
      <style:paragraph-properties fo:text-align="end" style:justify-single-word="false" style:writing-mode="rl-tb"/>
      <style:text-properties fo:font-size="20pt" officeooo:rsid="00159008" officeooo:paragraph-rsid="00159008" style:font-size-asian="20pt" style:font-name-complex="Lalezar" style:font-size-complex="20pt"/>
    </style:style>
    <style:style style:name="P9" style:family="paragraph" style:parent-style-name="Standard">
      <style:paragraph-properties fo:text-align="end" style:justify-single-word="false" style:writing-mode="rl-tb"/>
      <style:text-properties fo:font-size="28pt" officeooo:rsid="00159008" officeooo:paragraph-rsid="00162ea8" style:font-size-asian="28pt" style:font-name-complex="Jomhuria" style:font-size-complex="28pt"/>
    </style:style>
    <style:style style:name="P10" style:family="paragraph" style:parent-style-name="Standard">
      <style:paragraph-properties fo:text-align="end" style:justify-single-word="false" style:writing-mode="rl-tb"/>
      <style:text-properties fo:font-size="20pt" officeooo:rsid="00159008" officeooo:paragraph-rsid="00162ea8" style:font-size-asian="20pt" style:font-name-complex="IRANMarker" style:font-size-complex="20pt"/>
    </style:style>
    <style:style style:name="P11" style:family="paragraph" style:parent-style-name="Standard">
      <style:paragraph-properties fo:text-align="end" style:justify-single-word="false" fo:break-before="page" style:writing-mode="rl-tb"/>
      <style:text-properties fo:font-size="20pt" officeooo:rsid="00159008" officeooo:paragraph-rsid="00159008" style:font-size-asian="20pt" style:font-name-complex="Shabnam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فریدون فروخ فرشته نبود – ز مشک ز انبر سرشته نبود</text:p>
      <text:p text:style-name="P2"/>
      <text:p text:style-name="P2">فریدون فروخ فرشته نبود – ز مشک ز انبر سرشته نبود</text:p>
      <text:p text:style-name="P3"/>
      <text:p text:style-name="P3">فریدون فروخ فرشته نبود – ز مشک ز انبر سرشته نبود</text:p>
      <text:p text:style-name="P3"/>
      <text:p text:style-name="P4">فریدون فروخ فرشته نبود – ز مشک ز انبر سرشته نبود</text:p>
      <text:p text:style-name="P3"/>
      <text:p text:style-name="P3">فریدون فروخ فرشته نبود – ز مشک ز انبر سرشته نبود</text:p>
      <text:p text:style-name="P3"/>
      <text:p text:style-name="P5">فریدون فروخ فرشته نبود – ز مشک ز انبر سرشته نبود</text:p>
      <text:p text:style-name="P3"/>
      <text:p text:style-name="P6">فریدون فروخ فرشته نبود – ز مشک ز انبر سرشته نبود</text:p>
      <text:p text:style-name="P6"/>
      <text:p text:style-name="P7">فریدون فروخ فرشته نبود – ز مشک ز انبر سرشته نبود</text:p>
      <text:p text:style-name="P6"/>
      <text:p text:style-name="P8">فریدون فروخ فرشته نبود – ز مشک ز انبر سرشته نبود</text:p>
      <text:p text:style-name="P8"/>
      <text:p text:style-name="P9">فریدون فروخ فرشته نبود – ز مشک ز انبر سرشته نبود</text:p>
      <text:p text:style-name="P9"/>
      <text:p text:style-name="P10">فریدون فروخ فرشته نبود – ز مشک ز انبر سرشته نبود</text:p>
      <text:p text:style-name="P8"/>
      <text:p text:style-name="P1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IRANMarker" svg:font-family="IRANMarker" style:font-pitch="variable"/>
    <style:font-face style:name="IRANSansDN" svg:font-family="IRANSansDN" style:font-family-generic="swiss" style:font-pitch="variable"/>
    <style:font-face style:name="IRANSansWeb" svg:font-family="IRANSansWeb" style:font-family-generic="swiss" style:font-pitch="variable"/>
    <style:font-face style:name="Jomhuria" svg:font-family="Jomhuria" style:font-pitch="variable"/>
    <style:font-face style:name="Lalezar" svg:font-family="Lale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T_Yekan Square Boom" svg:font-family="'MT_Yekan Square Boom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hel" svg:font-family="Sahel" style:font-pitch="variable"/>
    <style:font-face style:name="Shabnam" svg:font-family="Shabnam" style:font-pitch="variable"/>
    <style:font-face style:name="Vazir" svg:font-family="Vazir"/>
    <style:font-face style:name="Vazir1" svg:font-family="Vazi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Vazir1" style:font-size-complex="12pt" style:language-complex="fa" style:country-complex="IR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Vazir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Vazir1" style:font-family-complex="Vazi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Vazir" style:font-family-complex="Vazir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Vazir" style:font-family-complex="Vazi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Vazir" style:font-family-complex="Vazi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5T01:18:10.265554107</meta:creation-date>
    <dc:date>2025-10-15T01:38:18.145278358</dc:date>
    <meta:editing-duration>PT9M48S</meta:editing-duration>
    <meta:editing-cycles>1</meta:editing-cycles>
    <meta:document-statistic meta:table-count="0" meta:image-count="0" meta:object-count="0" meta:page-count="2" meta:paragraph-count="11" meta:word-count="110" meta:character-count="528" meta:non-whitespace-character-count="418"/>
    <meta:generator>LibreOffice/25.8.2.1$Linux_X86_64 LibreOffice_project/580$Build-1</meta:generator>
  </office:meta>
</office:document-meta>
</file>